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983408748115" calcext:value-type="float">
            <text:p>99,70</text:p>
          </table:table-cell>
          <table:table-cell table:style-name="ce3" table:formula="of:=([.F2]/12597)*100" office:value-type="float" office:value="0.301659125188537" calcext:value-type="float">
            <text:p>0,30</text:p>
          </table:table-cell>
          <table:table-cell office:value-type="float" office:value="8895" calcext:value-type="float">
            <text:p>8895</text:p>
          </table:table-cell>
          <table:table-cell table:style-name="ce4" table:formula="of:=[.E18]+[.H18]" office:value-type="float" office:value="12559" calcext:value-type="float">
            <text:p>12559</text:p>
          </table:table-cell>
          <table:table-cell table:formula="of:=12597-[.E2]" office:value-type="float" office:value="38" calcext:value-type="float">
            <text:p>38</text:p>
          </table:table-cell>
          <table:table-cell office:value-type="float" office:value="367.182906151" calcext:value-type="float">
            <text:p>367,182906151</text:p>
          </table:table-cell>
          <table:table-cell office:value-type="float" office:value="14.6364862919" calcext:value-type="float">
            <text:p>14,63648629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260" calcext:value-type="float">
            <text:p>8260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97.614579916" calcext:value-type="float">
            <text:p>97,614579916</text:p>
          </table:table-cell>
          <table:table-cell office:value-type="float" office:value="13.5346589088" calcext:value-type="float">
            <text:p>13,53465890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 office:value-type="float" office:value="8347" calcext:value-type="float">
            <text:p>8347</text:p>
          </table:table-cell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75.0581579208" calcext:value-type="float">
            <text:p>75,0581579208</text:p>
          </table:table-cell>
          <table:table-cell office:value-type="float" office:value="13.6905870438" calcext:value-type="float">
            <text:p>13,69058704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459712629991" calcext:value-type="float">
            <text:p>99,75</text:p>
          </table:table-cell>
          <table:table-cell table:style-name="ce3" table:formula="of:=([.F5]/12597)*100" office:value-type="float" office:value="0.254028737000873" calcext:value-type="float">
            <text:p>0,25</text:p>
          </table:table-cell>
          <table:table-cell office:value-type="float" office:value="8261" calcext:value-type="float">
            <text:p>8261</text:p>
          </table:table-cell>
          <table:table-cell table:style-name="ce4" table:formula="of:=[.E21]+[.H21]" office:value-type="float" office:value="12565" calcext:value-type="float">
            <text:p>12565</text:p>
          </table:table-cell>
          <table:table-cell table:formula="of:=12597-[.E5]" office:value-type="float" office:value="32" calcext:value-type="float">
            <text:p>32</text:p>
          </table:table-cell>
          <table:table-cell office:value-type="float" office:value="202.782737017" calcext:value-type="float">
            <text:p>202,782737017</text:p>
          </table:table-cell>
          <table:table-cell office:value-type="float" office:value="13.5803189278" calcext:value-type="float">
            <text:p>13,58031892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 office:value-type="float" office:value="8453" calcext:value-type="float">
            <text:p>8453</text:p>
          </table:table-cell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19.60097003" calcext:value-type="float">
            <text:p>119,60097003</text:p>
          </table:table-cell>
          <table:table-cell office:value-type="float" office:value="13.9109399319" calcext:value-type="float">
            <text:p>13,91093993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163.871991158" calcext:value-type="float">
            <text:p>163,871991158</text:p>
          </table:table-cell>
          <table:table-cell office:value-type="float" office:value="13.6244506836" calcext:value-type="float">
            <text:p>13,62445068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539096610304" calcext:value-type="float">
            <text:p>99,75</text:p>
          </table:table-cell>
          <table:table-cell table:style-name="ce3" table:formula="of:=([.F8]/12597)*100" office:value-type="float" office:value="0.246090338969596" calcext:value-type="float">
            <text:p>0,25</text:p>
          </table:table-cell>
          <table:table-cell office:value-type="float" office:value="8335" calcext:value-type="float">
            <text:p>8335</text:p>
          </table:table-cell>
          <table:table-cell table:style-name="ce4" table:formula="of:=[.E24]+[.H24]" office:value-type="float" office:value="12566" calcext:value-type="float">
            <text:p>12566</text:p>
          </table:table-cell>
          <table:table-cell table:formula="of:=12597-[.E8]" office:value-type="float" office:value="31" calcext:value-type="float">
            <text:p>31</text:p>
          </table:table-cell>
          <table:table-cell office:value-type="float" office:value="188.406424999" calcext:value-type="float">
            <text:p>188,406424999</text:p>
          </table:table-cell>
          <table:table-cell office:value-type="float" office:value="13.6658799648" calcext:value-type="float">
            <text:p>13,665879964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202" calcext:value-type="float">
            <text:p>8202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244.043793917" calcext:value-type="float">
            <text:p>244,043793917</text:p>
          </table:table-cell>
          <table:table-cell office:value-type="float" office:value="13.5169508457" calcext:value-type="float">
            <text:p>13,51695084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824640787489" calcext:value-type="float">
            <text:p>99,68</text:p>
          </table:table-cell>
          <table:table-cell table:style-name="ce3" table:formula="of:=([.F10]/12597)*100" office:value-type="float" office:value="0.317535921251092" calcext:value-type="float">
            <text:p>0,32</text:p>
          </table:table-cell>
          <table:table-cell office:value-type="float" office:value="8402" calcext:value-type="float">
            <text:p>8402</text:p>
          </table:table-cell>
          <table:table-cell table:style-name="ce4" table:formula="of:=[.E26]+[.H26]" office:value-type="float" office:value="12557" calcext:value-type="float">
            <text:p>12557</text:p>
          </table:table-cell>
          <table:table-cell table:formula="of:=12597-[.E10]" office:value-type="float" office:value="40" calcext:value-type="float">
            <text:p>40</text:p>
          </table:table-cell>
          <table:table-cell office:value-type="float" office:value="121.69047904" calcext:value-type="float">
            <text:p>121,69047904</text:p>
          </table:table-cell>
          <table:table-cell office:value-type="float" office:value="13.813201189" calcext:value-type="float">
            <text:p>13,8132011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951417004049" calcext:value-type="float">
            <text:p>99,60</text:p>
          </table:table-cell>
          <table:table-cell table:style-name="ce3" table:formula="of:=([.F11]/12597)*100" office:value-type="float" office:value="0.404858299595142" calcext:value-type="float">
            <text:p>0,40</text:p>
          </table:table-cell>
          <table:table-cell office:value-type="float" office:value="8376" calcext:value-type="float">
            <text:p>8376</text:p>
          </table:table-cell>
          <table:table-cell table:style-name="ce4" table:formula="of:=[.E27]+[.H27]" office:value-type="float" office:value="12546" calcext:value-type="float">
            <text:p>12546</text:p>
          </table:table-cell>
          <table:table-cell table:formula="of:=12597-[.E11]" office:value-type="float" office:value="51" calcext:value-type="float">
            <text:p>51</text:p>
          </table:table-cell>
          <table:table-cell office:value-type="float" office:value="156.278596878" calcext:value-type="float">
            <text:p>156,278596878</text:p>
          </table:table-cell>
          <table:table-cell office:value-type="float" office:value="13.9323840141" calcext:value-type="float">
            <text:p>13,932384014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0209573708" calcext:value-type="float">
            <text:p>99,6880209574</text:p>
          </table:table-cell>
          <table:table-cell table:formula="of:=AVERAGE([.C2:.C11])" office:value-type="float" office:value="0.311979042629198" calcext:value-type="float">
            <text:p>0,3119790426</text:p>
          </table:table-cell>
          <table:table-cell table:formula="of:=SUM([.D2:.D11])/10" office:value-type="float" office:value="8381.2" calcext:value-type="float">
            <text:p>8381,2</text:p>
          </table:table-cell>
          <table:table-cell table:formula="of:=AVERAGE([.E2:.E11])" office:value-type="float" office:value="12557.7" calcext:value-type="float">
            <text:p>12557,7</text:p>
          </table:table-cell>
          <table:table-cell table:formula="of:=AVERAGE([.F2:.F11])" office:value-type="float" office:value="39.3" calcext:value-type="float">
            <text:p>39,3</text:p>
          </table:table-cell>
          <table:table-cell table:formula="of:=SUM([.G2:.G11])/10" office:value-type="float" office:value="173.65306370268" calcext:value-type="float">
            <text:p>173,6530637027</text:p>
          </table:table-cell>
          <table:table-cell table:formula="of:=SUM([.H2:.H11])/10" office:value-type="float" office:value="13.79058578014" calcext:value-type="float">
            <text:p>13,790585780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5333015797412" calcext:value-type="float">
            <text:p>0,665333015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3" calcext:value-type="float">
            <text:p>21,3</text:p>
          </table:table-cell>
          <table:table-cell table:formula="of:=AVERAGE([.H18:.H27])" office:value-type="float" office:value="6713" calcext:value-type="float">
            <text:p>6713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755" calcext:value-type="float">
            <text:p>675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0" calcext:value-type="float">
            <text:p>59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650" calcext:value-type="float">
            <text:p>665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1:.G21])" office:value-type="float" office:value="6614" calcext:value-type="float">
            <text:p>661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3" calcext:value-type="float">
            <text:p>21,3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771" calcext:value-type="float">
            <text:p>677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" calcext:value-type="float">
            <text:p>6713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703" calcext:value-type="float">
            <text:p>670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7" calcext:value-type="float">
            <text:p>59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33" calcext:value-type="float">
            <text:p>683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0209573708" calcext:value-type="float">
            <text:p>0,9968802096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21.3" calcext:value-type="float">
            <text:p>21,3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3" calcext:value-type="float">
            <text:p>671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979042629197" calcext:value-type="float">
            <text:p>0,0031197904</text:p>
          </table:table-cell>
          <table:table-cell table:number-columns-repeated="2"/>
          <table:table-cell table:formula="of:=SUM([.E18:.E27])" office:value-type="float" office:value="58447" calcext:value-type="float">
            <text:p>58447</text:p>
          </table:table-cell>
          <table:table-cell table:formula="of:=SUM([.F18:.F27])" office:value-type="float" office:value="213" calcext:value-type="float">
            <text:p>213</text:p>
          </table:table-cell>
          <table:table-cell table:formula="of:=SUM([.G18:.G27])" office:value-type="float" office:value="180" calcext:value-type="float">
            <text:p>180</text:p>
          </table:table-cell>
          <table:table-cell table:formula="of:=SUM([.H18:.H27])" office:value-type="float" office:value="67130" calcext:value-type="float">
            <text:p>6713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37087744829" calcext:value-type="float">
            <text:p>0,99683708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9:18.9233406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6M27S</meta:editing-duration>
    <meta:editing-cycles>9</meta:editing-cycles>
    <meta:generator>LibreOffice/5.1.6.2$Linux_X86_64 LibreOffice_project/10m0$Build-2</meta:generator>
    <dc:date>2018-01-24T00:24:00.824934020</dc:date>
    <meta:document-statistic meta:table-count="1" meta:cell-count="181" meta:object-count="0"/>
  </office:meta>
</office:document-meta>
</file>